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458in" table:align="left"/>
    </style:style>
    <style:style style:name="Table1.A" style:family="table-column">
      <style:table-column-properties style:column-width="2.6722in"/>
    </style:style>
    <style:style style:name="Table1.B" style:family="table-column">
      <style:table-column-properties style:column-width="2.07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806in" table:align="left"/>
    </style:style>
    <style:style style:name="Table2.A" style:family="table-column">
      <style:table-column-properties style:column-width="3.180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7493in"/>
    </style:style>
    <style:style style:name="Table3.B" style:family="table-column">
      <style:table-column-properties style:column-width="2.6854in"/>
    </style:style>
    <style:style style:name="Table3.C" style:family="table-column">
      <style:table-column-properties style:column-width="2.490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ถามของคุณดีมากครับ:</text:p>
      <text:p text:style-name="Quotations"><text:span text:style-name="Strong_20_Emphasis">“ควรใช้ Angular Material UI หรือผสมกับอะไรดี?”</text:span></text:p>
      <text:p text:style-name="Text_20_body">คำตอบขึ้นอยู่กับ <text:span text:style-name="Strong_20_Emphasis">สไตล์ที่คุณต้องการ + ความเร็วในการพัฒนา + ความสามารถในการ custom</text:span><text:line-break/>ผมจะช่วยวิเคราะห์ให้พร้อม <text:span text:style-name="Strong_20_Emphasis">คำแนะนำ</text:span> ที่เหมาะกับ Dashboard แบบมืออาชีพที่คุณกำลังสร้าง:</text:p>
      <text:p text:style-name="Horizontal_20_Line"/>
      <text:h text:style-name="Heading_20_2" text:outline-level="2">✅ 1. ใช้ <text:span text:style-name="Strong_20_Emphasis">Angular Material</text:span> เป็นหลัก</text:h>
      <text:p text:style-name="Text_20_body">Angular Material ดีมากในด้าน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ข้อดี</text:p>
            </table:table-cell>
            <table:table-cell table:style-name="Table1.A1" office:value-type="string">
              <text:p text:style-name="Table_20_Heading">รายละเอียด</text:p>
            </table:table-cell>
          </table:table-row>
        </table:table-header-rows>
        <table:table-row>
          <table:table-cell table:style-name="Table1.A1" office:value-type="string">
            <text:p text:style-name="Table_20_Contents">✅ Official + Stable</text:p>
          </table:table-cell>
          <table:table-cell table:style-name="Table1.A1" office:value-type="string">
            <text:p text:style-name="Table_20_Contents">ทีม Angular พัฒนามาเอง</text:p>
          </table:table-cell>
        </table:table-row>
        <table:table-row>
          <table:table-cell table:style-name="Table1.A1" office:value-type="string">
            <text:p text:style-name="Table_20_Contents">✅ มี Theme + Dark Mode รองรับ</text:p>
          </table:table-cell>
          <table:table-cell table:style-name="Table1.A1" office:value-type="string">
            <text:p text:style-name="Table_20_Contents">เปลี่ยนสีทั้งระบบได้</text:p>
          </table:table-cell>
        </table:table-row>
        <table:table-row>
          <table:table-cell table:style-name="Table1.A1" office:value-type="string">
            <text:p text:style-name="Table_20_Contents">✅ มี Components ครบ</text:p>
          </table:table-cell>
          <table:table-cell table:style-name="Table1.A1" office:value-type="string">
            <text:p text:style-name="Table_20_Contents">Table, Sidenav, Dialog, Form</text:p>
          </table:table-cell>
        </table:table-row>
        <table:table-row>
          <table:table-cell table:style-name="Table1.A1" office:value-type="string">
            <text:p text:style-name="Table_20_Contents">✅ เข้ากับ Standalone Component ได้ดี</text:p>
          </table:table-cell>
          <table:table-cell table:style-name="Table1.A1" office:value-type="string">
            <text:p text:style-name="Table_20_Contents">เหมาะกับ Angular v20</text:p>
          </table:table-cell>
        </table:table-row>
        <table:table-row>
          <table:table-cell table:style-name="Table1.A1" office:value-type="string">
            <text:p text:style-name="Table_20_Contents">✅ A11y + Responsive</text:p>
          </table:table-cell>
          <table:table-cell table:style-name="Table1.A1" office:value-type="string">
            <text:p text:style-name="Table_20_Contents">รองรับ mobile + accessibility</text:p>
          </table:table-cell>
        </table:table-row>
      </table:table>
      <text:p text:style-name="Text_20_body">📌 เหมาะสำหรับ:</text:p>
      <text:p text:style-name="Quotations"><text:span text:style-name="Strong_20_Emphasis">ระบบภายใน / Dashboard / Enterprise UI</text:span></text:p>
      <text:p text:style-name="Horizontal_20_Line"/>
      <text:h text:style-name="Heading_20_2" text:outline-level="2">✅ 2. ผสมกับ <text:span text:style-name="Strong_20_Emphasis">Tailwind CSS</text:span> → เพื่อเพิ่มความเร็ว + custom ง่าย</text:h>
      <text:p text:style-name="Quotations">Angular Material บางครั้งปรับดีไซน์ยาก เช่น spacing, typography, สีเฉพาะจุด<text:line-break/>Tailwind จะเข้ามา <text:span text:style-name="Strong_20_Emphasis">แก้จุดนั้น</text:span> ได้อย่างดี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Table_20_Heading">ข้อดีของการผสม Tailwind</text:p>
            </table:table-cell>
          </table:table-row>
        </table:table-header-rows>
        <table:table-row>
          <table:table-cell table:style-name="Table2.A1" office:value-type="string">
            <text:p text:style-name="Table_20_Contents">🎯 กำหนด spacing / margin / shadow แบบเร็ว</text:p>
          </table:table-cell>
        </table:table-row>
        <table:table-row>
          <table:table-cell table:style-name="Table2.A1" office:value-type="string">
            <text:p text:style-name="Table_20_Contents">🎯 จัด layout grid/card ง่ายมาก</text:p>
          </table:table-cell>
        </table:table-row>
        <table:table-row>
          <table:table-cell table:style-name="Table2.A1" office:value-type="string">
            <text:p text:style-name="Table_20_Contents">🎯 ไม่ต้องสร้าง class .css แยกให้ยุ่ง</text:p>
          </table:table-cell>
        </table:table-row>
      </table:table>
      <text:p text:style-name="Text_20_body">📌 ตัวอย่าง:</text:p>
      <text:p text:style-name="Preformatted_20_Text"><text:span text:style-name="Source_20_Text">&lt;div class="bg-white shadow rounded p-4 text-center"&gt;</text:span></text:p>
      <text:p text:style-name="Preformatted_20_Text"><text:span text:style-name="Source_20_Text"><text:s text:c="2"/>&lt;h3 class="text-sm text-gray-500"&gt;Active Patients&lt;/h3&gt;</text:span></text:p>
      <text:p text:style-name="Preformatted_20_Text"><text:span text:style-name="Source_20_Text"><text:s text:c="2"/>&lt;p class="text-2xl font-bold text-blue-800"&gt;4&lt;/p&gt;</text:span></text:p>
      <text:p text:style-name="P1"><text:span text:style-name="Source_20_Text">&lt;/div&gt;</text:span></text:p>
      <text:p text:style-name="Text_20_body">🔧 ติดตั้งง่าย:</text:p>
      <text:p text:style-name="Preformatted_20_Text"><text:span text:style-name="Source_20_Text">npm install -D tailwindcss postcss autoprefixer</text:span></text:p>
      <text:p text:style-name="P1"><text:span text:style-name="Source_20_Text">npx tailwindcss init</text:span></text:p>
      <text:p text:style-name="Horizontal_20_Line"/>
      <text:h text:style-name="Heading_20_2" text:outline-level="2"><text:soft-page-break/>✅ 3. ตัวเลือกอื่น (เฉพาะทาง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ตัวเลือก</text:p>
            </table:table-cell>
            <table:table-cell table:style-name="Table3.A1" office:value-type="string">
              <text:p text:style-name="Table_20_Heading">เมื่อไหร่ควรใช้</text:p>
            </table:table-cell>
            <table:table-cell table:style-name="Table3.A1" office:value-type="string">
              <text:p text:style-name="Table_20_Heading">หมายเหตุ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ShadCN (ผ่าน Tailwind)</text:span></text:p>
          </table:table-cell>
          <table:table-cell table:style-name="Table3.A1" office:value-type="string">
            <text:p text:style-name="Table_20_Contents">ถ้าชอบแบบ React modern UI</text:p>
          </table:table-cell>
          <table:table-cell table:style-name="Table3.A1" office:value-type="string">
            <text:p text:style-name="Table_20_Contents">ต้องดัดแปลง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PrimeNG</text:span></text:p>
          </table:table-cell>
          <table:table-cell table:style-name="Table3.A1" office:value-type="string">
            <text:p text:style-name="Table_20_Contents">ถ้าต้องการ UI หลากหลาย เช่น Chart, Tree</text:p>
          </table:table-cell>
          <table:table-cell table:style-name="Table3.A1" office:value-type="string">
            <text:p text:style-name="Table_20_Contents">UI ดูเฉพาะทาง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G-ZORRO</text:span></text:p>
          </table:table-cell>
          <table:table-cell table:style-name="Table3.A1" office:value-type="string">
            <text:p text:style-name="Table_20_Contents">ถ้าทำ UI สไตล์ Ant Design (จีน)</text:p>
          </table:table-cell>
          <table:table-cell table:style-name="Table3.A1" office:value-type="string">
            <text:p text:style-name="Table_20_Contents">หน้าตาจะไม่เหมือน Material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ootstrap 5</text:span></text:p>
          </table:table-cell>
          <table:table-cell table:style-name="Table3.A1" office:value-type="string">
            <text:p text:style-name="Table_20_Contents">ถ้าต้องการ UI เร็ว ใช้ได้ไว</text:p>
          </table:table-cell>
          <table:table-cell table:style-name="Table3.A1" office:value-type="string">
            <text:p text:style-name="Table_20_Contents">ขัดกับ Material มาก, ไม่แนะนำให้ผสม</text:p>
          </table:table-cell>
        </table:table-row>
      </table:table>
      <text:p text:style-name="Horizontal_20_Line"/>
      <text:h text:style-name="Heading_20_2" text:outline-level="2">✅ สรุปคำแนะนำสำหรับคุณ (Angular v20 Dashboard)</text:h>
      <text:p text:style-name="Text_20_body">ถ้าอยากได้ <text:span text:style-name="Strong_20_Emphasis">UI แบบดูโปร แบบ CoreUI / ShadCN / Clean Admin</text:span>:</text:p>
      <text:p text:style-name="Text_20_body">🧩 ใช้แบบผสมนี้:</text:p>
      <text:p text:style-name="Preformatted_20_Text"><text:span text:style-name="Source_20_Text">✅ Angular Material → core components เช่น button, dialog, sidenav, mat-card <text:s/></text:span></text:p>
      <text:p text:style-name="P1"><text:span text:style-name="Source_20_Text">✅ Tailwind CSS → layout, spacing, card/grid/tile design</text:span></text:p>
      <text:p text:style-name="Quotations">✅ ทั้งสองทำงานร่วมกันได้ดีใน Angular v20 (standalone + modern structure)</text:p>
      <text:p text:style-name="Horizontal_20_Line"/>
      <text:p text:style-name="Text_20_body">ถ้าคุณต้องการให้ผม:</text:p>
      <text:list text:style-name="L1">
        <text:list-item>
          <text:p text:style-name="P2">สร้าง starter layout + theme ให้ (Material + Tailwind)</text:p>
        </text:list-item>
        <text:list-item>
          <text:p text:style-name="P2">ปรับ Material Theme ให้เข้ากับ ShadCN look</text:p>
        </text:list-item>
        <text:list-item>
          <text:p text:style-name="P2">เขียน directive / pipe / shared component แบบ reusable</text:p>
        </text:list-item>
      </text:list>
      <text:p text:style-name="Text_20_body">บอกได้เลยครับ ผมจะ scaffold ตัวอย่างให้ทันที ⚡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5:59:47.386109500</meta:creation-date>
    <dc:date>2025-06-21T16:18:54.194462200</dc:date>
    <meta:editing-duration>PT8M56S</meta:editing-duration>
    <meta:editing-cycles>1</meta:editing-cycles>
    <meta:document-statistic meta:table-count="3" meta:image-count="0" meta:object-count="0" meta:page-count="2" meta:paragraph-count="60" meta:word-count="849" meta:character-count="1838" meta:non-whitespace-character-count="1643"/>
    <meta:generator>LibreOffice/25.2.4.3$Windows_X86_64 LibreOffice_project/33e196637044ead23f5c3226cde09b47731f7e27</meta:generator>
  </office:meta>
</office:document-meta>
</file>